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13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1.8598in"/>
    </style:style>
    <style:style style:name="co8" style:family="table-column">
      <style:table-column-properties fo:break-before="auto" style:column-width="0.9425in"/>
    </style:style>
    <style:style style:name="co9" style:family="table-column">
      <style:table-column-properties fo:break-before="auto" style:column-width="0.7866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0.5445in"/>
    </style:style>
    <style:style style:name="co12" style:family="table-column">
      <style:table-column-properties fo:break-before="auto" style:column-width="1.3516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0.821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1.0764in"/>
    </style:style>
    <style:style style:name="co18" style:family="table-column">
      <style:table-column-properties fo:break-before="auto" style:column-width="1.411in"/>
    </style:style>
    <style:style style:name="co22" style:family="table-column">
      <style:table-column-properties fo:break-before="auto" style:column-width="1.9016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7472in"/>
    </style:style>
    <style:style style:name="co25" style:family="table-column">
      <style:table-column-properties fo:break-before="auto" style:column-width="0.9319in"/>
    </style:style>
    <style:style style:name="ro4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3" table:number-columns-repeated="1004" table:default-cell-style-name="Default"/>
        <table:table-row table:style-name="ro2">
          <table:table-cell table:style-name="ce3" table:number-columns-repeated="8"/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Total Open</text:p>
          </table:table-cell>
          <table:table-cell table:number-columns-repeated="3"/>
          <table:table-cell table:style-name="ce3" table:number-columns-repeated="1008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New Defects</text:p>
          </table:table-cell>
          <table:table-cell table:style-name="ce3" office:value-type="string" calcext:value-type="string">
            <text:p>Closed Defects</text:p>
          </table:table-cell>
          <table:table-cell table:style-name="ce3"/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Ship Issue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omal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redicted Open</text:p>
          </table:table-cell>
          <table:table-cell table:style-name="ce3" table:number-columns-repeated="1002"/>
        </table:table-row>
        <table:table-row table:style-name="ro2">
          <table:table-cell/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office:value-type="float" office:value="392" calcext:value-type="float">
            <text:p>39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2/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396" calcext:value-type="float">
            <text:p>39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405" calcext:value-type="float">
            <text:p>40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409" calcext:value-type="float">
            <text:p>40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21</text:p>
          </table:table-cell>
          <table:table-cell table:number-columns-repeated="16"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3" table:number-rows-repeated="3">
          <table:table-cell table:number-columns-repeated="1021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table:number-columns-repeated="3"/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2/01</text:p>
            <draw:frame table:end-cell-address="'Raw-Data'.H77" table:end-x="0.2012in" table:end-y="0.052in" draw:z-index="2" draw:style-name="gr1" draw:text-style-name="P1" svg:width="6.5799in" svg:height="5.7748in" svg:x="0.1248in" svg:y="0.1665in">
              <draw:object draw:notify-on-update-of-ranges="'Raw-Data'.B11:'Raw-Data'.B20 'Raw-Data'.R2:'Raw-Data'.R2 'Raw-Data'.R11:'Raw-Data'.R19 'Raw-Data'.Q2:'Raw-Data'.Q2 'Raw-Data'.Q11:'Raw-Data'.Q19 'Raw-Data'.P2:'Raw-Data'.P2 'Raw-Data'.P11:'Raw-Data'.P19 'Raw-Data'.O2:'Raw-Data'.O2 'Raw-Data'.O11:'Raw-Data'.O19 'Raw-Data'.N2:'Raw-Data'.N2 'Raw-Data'.N11:'Raw-Data'.N19 'Raw-Data'.S2:'Raw-Data'.S2 'Raw-Data'.S11:'Raw-Data'.S2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  <draw:frame table:end-cell-address="'Raw-Data'.Q61" table:end-x="0.1374in" table:end-y="0.1642in" draw:z-index="1" draw:style-name="gr1" draw:text-style-name="P1" svg:width="8.4874in" svg:height="3.1642in" svg:x="0.4138in" svg:y="0.1665in">
              <draw:object draw:notify-on-update-of-ranges="'Raw-Data'.B12:'Raw-Data'.B19 'Raw-Data'.K2:'Raw-Data'.K2 'Raw-Data'.K12:'Raw-Data'.K19 'Raw-Data'.L2:'Raw-Data'.L2 'Raw-Data'.L12:'Raw-Data'.L1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02/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 table:number-rows-repeated="22">
          <table:table-cell table:number-columns-repeated="1021"/>
        </table:table-row>
        <table:table-row table:style-name="ro2">
          <table:table-cell table:number-columns-repeated="7"/>
          <table:table-cell>
            <draw:frame table:end-cell-address="'Raw-Data'.Q86" table:end-x="0.102in" table:end-y="0.1583in" draw:z-index="0" draw:style-name="gr1" draw:text-style-name="P1" svg:width="8.3114in" svg:height="3.4811in" svg:x="0.5543in" svg:y="0.1665in">
              <draw:object draw:notify-on-update-of-ranges="'Raw-Data'.B12:'Raw-Data'.B19 'Raw-Data'.C2:'Raw-Data'.C2 'Raw-Data'.C12:'Raw-Data'.C19 'Raw-Data'.D2:'Raw-Data'.D2 'Raw-Data'.D12:'Raw-Data'.D19 'Raw-Data'.F2:'Raw-Data'.F2 'Raw-Data'.F12:'Raw-Data'.F19 'Raw-Data'.G2:'Raw-Data'.G2 'Raw-Data'.G12:'Raw-Data'.G19 'Raw-Data'.H2:'Raw-Data'.H2 'Raw-Data'.H12:'Raw-Data'.H19 'Raw-Data'.I2:'Raw-Data'.I2 'Raw-Data'.I12:'Raw-Data'.I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2" table:number-rows-repeated="4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 table:print="false">
        <table:table-column table:style-name="co24" table:default-cell-style-name="Default"/>
        <table:table-column table:style-name="co25" table:number-columns-repeated="1023" table:default-cell-style-name="Default"/>
        <table:table-row table:style-name="ro2">
          <table:table-cell table:style-name="ce3" office:value-type="string" calcext:value-type="string">
            <text:p>Month</text:p>
          </table:table-cell>
          <table:table-cell table:style-name="ce3" office:value-type="string" calcext:value-type="string">
            <text:p>Current</text:p>
          </table:table-cell>
          <table:table-cell table:style-name="ce6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string" calcext:value-type="string">
            <text:p>April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 calcext:value-type="string">
            <text:p>Resolution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>
            <draw:frame table:end-cell-address="Sheet2.I47" table:end-x="0.8902in" table:end-y="0.1303in" draw:z-index="0" draw:style-name="gr1" draw:text-style-name="P1" svg:width="7.2992in" svg:height="5.1654in" svg:x="0.1154in" svg:y="0.1102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4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4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4" table:number-rows-repeated="2">
          <table:table-cell table:number-columns-repeated="15"/>
        </table:table-row>
        <table:table-row table:style-name="ro4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0000-00-00T16:31:24.158885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3-14T16:54:08.602040641</dc:date>
    <meta:editing-duration>P8DT15H38M3S</meta:editing-duration>
    <meta:editing-cycles>278</meta:editing-cycles>
    <meta:generator>LibreOffice/4.1.6.2$Linux_X86_64 LibreOffice_project/410$Build-2</meta:generator>
    <dc:creator>twu </dc:creator>
    <meta:document-statistic meta:table-count="3" meta:cell-count="71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843cm" xlink:href=".." xlink:type="simple" chart:class="chart:bar" chart:style-name="ch1">
        <chart:title svg:x="7.966cm" svg:y="0.394cm" chart:style-name="ch2">
          <text:p>All Defects</text:p>
        </chart:title>
        <chart:legend chart:legend-position="end" svg:x="17.044cm" svg:y="3.114cm" style:legend-expansion="high" chart:style-name="ch3"/>
        <chart:plot-area chart:style-name="ch4" table:cell-range-address="'Raw-Data'.B12:'Raw-Data'.D19 'Raw-Data'.C2:'Raw-Data'.D2 'Raw-Data'.F2:'Raw-Data'.I2 'Raw-Data'.F12:'Raw-Data'.I19" chart:data-source-has-labels="both" svg:x="0.918cm" svg:y="1.32cm" svg:width="15.299cm" svg:height="6.916cm">
          <chartooo:coordinate-region svg:x="1.725cm" svg:y="1.519cm" svg:width="14.492cm" svg:height="6.07cm"/>
          <chart:axis chart:dimension="x" chart:name="primary-x" chart:style-name="ch5" chartooo:axis-type="auto">
            <chartooo:date-scale/>
            <chart:categories table:cell-range-address="'Raw-Data'.B12:'Raw-Data'.B19"/>
          </chart:axis>
          <chart:axis chart:dimension="y" chart:name="primary-y" chart:style-name="ch6"/>
          <chart:series chart:style-name="ch7" chart:values-cell-range-address="'Raw-Data'.C12:'Raw-Data'.C19" chart:label-cell-address="'Raw-Data'.C2:'Raw-Data'.C2" chart:class="chart:bar">
            <chart:data-point chart:repeated="8"/>
          </chart:series>
          <chart:series chart:style-name="ch8" chart:values-cell-range-address="'Raw-Data'.D12:'Raw-Data'.D19" chart:label-cell-address="'Raw-Data'.D2:'Raw-Data'.D2" chart:class="chart:bar">
            <chart:data-point chart:repeated="8"/>
          </chart:series>
          <chart:series chart:style-name="ch9" chart:values-cell-range-address="'Raw-Data'.F12:'Raw-Data'.F19" chart:label-cell-address="'Raw-Data'.F2:'Raw-Data'.F2" chart:class="chart:bar">
            <chart:data-point chart:repeated="8"/>
          </chart:series>
          <chart:series chart:style-name="ch10" chart:values-cell-range-address="'Raw-Data'.G12:'Raw-Data'.G19" chart:label-cell-address="'Raw-Data'.G2:'Raw-Data'.G2" chart:class="chart:bar">
            <chart:data-point chart:repeated="8"/>
          </chart:series>
          <chart:series chart:style-name="ch11" chart:values-cell-range-address="'Raw-Data'.H12:'Raw-Data'.H19" chart:label-cell-address="'Raw-Data'.H2:'Raw-Data'.H2" chart:class="chart:bar">
            <chart:data-point chart:repeated="8"/>
          </chart:series>
          <chart:series chart:style-name="ch12" chart:values-cell-range-address="'Raw-Data'.I12:'Raw-Data'.I19" chart:label-cell-address="'Raw-Data'.I2:'Raw-Data'.I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/18</text:p>
                <draw:g>
                  <svg:desc>'Raw-Data'.B12:'Raw-Data'.B19</svg:desc>
                </draw:g>
              </table:table-cell>
              <table:table-cell office:value-type="float" office:value="0">
                <text:p>0</text:p>
                <draw:g>
                  <svg:desc>'Raw-Data'.C12:'Raw-Data'.C19</svg:desc>
                </draw:g>
              </table:table-cell>
              <table:table-cell office:value-type="float" office:value="5">
                <text:p>5</text:p>
                <draw:g>
                  <svg:desc>'Raw-Data'.D12:'Raw-Data'.D19</svg:desc>
                </draw:g>
              </table:table-cell>
              <table:table-cell office:value-type="float" office:value="34">
                <text:p>34</text:p>
                <draw:g>
                  <svg:desc>'Raw-Data'.F12:'Raw-Data'.F19</svg:desc>
                </draw:g>
              </table:table-cell>
              <table:table-cell office:value-type="float" office:value="10">
                <text:p>10</text:p>
                <draw:g>
                  <svg:desc>'Raw-Data'.G12:'Raw-Data'.G19</svg:desc>
                </draw:g>
              </table:table-cell>
              <table:table-cell office:value-type="float" office:value="282">
                <text:p>282</text:p>
                <draw:g>
                  <svg:desc>'Raw-Data'.H12:'Raw-Data'.H19</svg:desc>
                </draw:g>
              </table:table-cell>
              <table:table-cell office:value-type="float" office:value="333">
                <text:p>333</text:p>
                <draw:g>
                  <svg:desc>'Raw-Data'.I12:'Raw-Data'.I19</svg:desc>
                </draw:g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1">
                <text:p>29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323">
                <text:p>32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66">
                <text:p>36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380">
                <text:p>380</text:p>
              </table:table-cell>
              <table:table-cell office:value-type="float" office:value="409">
                <text:p>4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8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487cm" svg:height="12.293cm" xlink:href=".." xlink:type="simple" chart:class="chart:circle" chart:style-name="ch1">
        <chart:title svg:x="7.162cm" svg:y="0.38cm" chart:style-name="ch2">
          <text:p>231 Closed Defects</text:p>
        </chart:title>
        <chart:legend chart:legend-position="end" svg:x="13.506cm" svg:y="3.626cm" style:legend-expansion="high" chart:style-name="ch3"/>
        <chart:plot-area chart:style-name="ch4" table:cell-range-address="Sheet2.A3:Sheet2.B12" chart:data-source-has-labels="column" svg:x="0.552cm" svg:y="1.843cm" svg:width="11.536cm" svg:height="9.312cm">
          <chartooo:coordinate-region svg:x="2.269cm" svg:y="1.589cm" svg:width="8.768cm" svg:height="10.365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59cm" svg:height="8.038cm" xlink:href=".." xlink:type="simple" chart:class="chart:bar" chart:style-name="ch1">
        <chart:title svg:x="3.488cm" svg:y="0.014cm" chart:style-name="ch2">
          <text:p>New and Closed defects (weekly)</text:p>
        </chart:title>
        <chart:legend chart:legend-position="end" svg:x="18.048cm" svg:y="3.573cm" style:legend-expansion="high" chart:style-name="ch3"/>
        <chart:plot-area chart:style-name="ch4" table:cell-range-address="'Raw-Data'.B12:'Raw-Data'.B19 'Raw-Data'.K2:'Raw-Data'.L2 'Raw-Data'.K12:'Raw-Data'.L19" chart:data-source-has-labels="both" svg:x="1.143cm" svg:y="1.204cm" svg:width="16.208cm" svg:height="6.288cm">
          <chartooo:coordinate-region svg:x="1.764cm" svg:y="1.403cm" svg:width="15.587cm" svg:height="5.442cm"/>
          <chart:axis chart:dimension="x" chart:name="primary-x" chart:style-name="ch5" chartooo:axis-type="text">
            <chart:categories table:cell-range-address="'Raw-Data'.B12:'Raw-Data'.B19"/>
          </chart:axis>
          <chart:axis chart:dimension="y" chart:name="primary-y" chart:style-name="ch6"/>
          <chart:series chart:style-name="ch7" chart:values-cell-range-address="'Raw-Data'.K12:'Raw-Data'.K19" chart:label-cell-address="'Raw-Data'.K2:'Raw-Data'.K2" chart:class="chart:bar">
            <chart:data-point/>
            <chart:data-point chart:style-name="ch8"/>
            <chart:data-point chart:repeated="6"/>
          </chart:series>
          <chart:series chart:style-name="ch9" chart:values-cell-range-address="'Raw-Data'.L12:'Raw-Data'.L19" chart:label-cell-address="'Raw-Data'.L2:'Raw-Data'.L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/18</text:p>
                <draw:g>
                  <svg:desc>'Raw-Data'.B12:'Raw-Data'.B19</svg:desc>
                </draw:g>
              </table:table-cell>
              <table:table-cell office:value-type="float" office:value="14">
                <text:p>14</text:p>
                <draw:g>
                  <svg:desc>'Raw-Data'.K12:'Raw-Data'.K19</svg:desc>
                </draw:g>
              </table:table-cell>
              <table:table-cell office:value-type="float" office:value="16">
                <text:p>16</text:p>
                <draw:g>
                  <svg:desc>'Raw-Data'.L12:'Raw-Data'.L19</svg:desc>
                </draw:g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14cm" svg:height="14.724cm" xlink:href=".." xlink:type="simple" chart:class="chart:bar" chart:column-mapping="3 2 1 0" chart:style-name="ch1">
        <chart:title svg:x="2.515cm" svg:y="0.71cm" chart:style-name="ch2">
          <text:p>Open Defect by Severity (weekly)</text:p>
        </chart:title>
        <chart:legend svg:x="12.855cm" svg:y="5.809cm" style:legend-expansion="custom" chartooo:width="3.723cm" chartooo:height="3.943cm" style:legend-expansion-aspect-ratio="0.94420492011159" chart:style-name="ch3"/>
        <chart:plot-area chart:style-name="ch4" table:cell-range-address="'Raw-Data'.B11:'Raw-Data'.B20 'Raw-Data'.N2:'Raw-Data'.S2 'Raw-Data'.N11:'Raw-Data'.R19 'Raw-Data'.S11:'Raw-Data'.S20" chart:data-source-has-labels="both" svg:x="0.748cm" svg:y="2.284cm" svg:width="11.437cm" svg:height="11.541cm">
          <chartooo:coordinate-region svg:x="1.369cm" svg:y="2.483cm" svg:width="10.816cm" svg:height="10.695cm"/>
          <chart:axis chart:dimension="x" chart:name="primary-x" chart:style-name="ch5" chartooo:axis-type="auto">
            <chartooo:date-scale/>
            <chart:categories table:cell-range-address="'Raw-Data'.B11:'Raw-Data'.B20"/>
          </chart:axis>
          <chart:axis chart:dimension="y" chart:name="primary-y" chart:style-name="ch6"/>
          <chart:series chart:style-name="ch7" chart:values-cell-range-address="'Raw-Data'.R11:'Raw-Data'.R19" chart:label-cell-address="'Raw-Data'.R2:'Raw-Data'.R2" chart:class="chart:bar">
            <chart:data-point chart:repeated="9"/>
          </chart:series>
          <chart:series chart:style-name="ch8" chart:values-cell-range-address="'Raw-Data'.Q11:'Raw-Data'.Q19" chart:label-cell-address="'Raw-Data'.Q2:'Raw-Data'.Q2" chart:class="chart:bar">
            <chart:data-point chart:style-name="ch9"/>
            <chart:data-point chart:repeated="8"/>
          </chart:series>
          <chart:series chart:style-name="ch10" chart:values-cell-range-address="'Raw-Data'.P11:'Raw-Data'.P19" chart:label-cell-address="'Raw-Data'.P2:'Raw-Data'.P2" chart:class="chart:bar">
            <chart:data-point chart:repeated="9"/>
          </chart:series>
          <chart:series chart:style-name="ch11" chart:values-cell-range-address="'Raw-Data'.O11:'Raw-Data'.O19" chart:label-cell-address="'Raw-Data'.O2:'Raw-Data'.O2" chart:class="chart:bar">
            <chart:data-point chart:repeated="9"/>
          </chart:series>
          <chart:series chart:style-name="ch12" chart:values-cell-range-address="'Raw-Data'.N11:'Raw-Data'.N19" chart:label-cell-address="'Raw-Data'.N2:'Raw-Data'.N2" chart:class="chart:bar">
            <chart:data-point chart:repeated="9"/>
          </chart:series>
          <chart:series chart:style-name="ch13" chart:values-cell-range-address="'Raw-Data'.S11:'Raw-Data'.S20" chart:label-cell-address="'Raw-Data'.S2:'Raw-Data'.S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Predicted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/11</text:p>
                <draw:g>
                  <svg:desc>'Raw-Data'.B11:'Raw-Data'.B20</svg:desc>
                </draw:g>
              </table:table-cell>
              <table:table-cell office:value-type="float" office:value="4">
                <text:p>4</text:p>
                <draw:g>
                  <svg:desc>'Raw-Data'.R11:'Raw-Data'.R19</svg:desc>
                </draw:g>
              </table:table-cell>
              <table:table-cell office:value-type="float" office:value="31">
                <text:p>31</text:p>
                <draw:g>
                  <svg:desc>'Raw-Data'.Q11:'Raw-Data'.Q19</svg:desc>
                </draw:g>
              </table:table-cell>
              <table:table-cell office:value-type="float" office:value="14">
                <text:p>14</text:p>
                <draw:g>
                  <svg:desc>'Raw-Data'.P11:'Raw-Data'.P19</svg:desc>
                </draw:g>
              </table:table-cell>
              <table:table-cell office:value-type="float" office:value="3">
                <text:p>3</text:p>
                <draw:g>
                  <svg:desc>'Raw-Data'.O11:'Raw-Data'.O19</svg:desc>
                </draw:g>
              </table:table-cell>
              <table:table-cell office:value-type="float" office:value="1">
                <text:p>1</text:p>
                <draw:g>
                  <svg:desc>'Raw-Data'.N11:'Raw-Data'.N19</svg:desc>
                </draw:g>
              </table:table-cell>
              <table:table-cell office:value-type="float" office:value="NaN">
                <text:p>NaN</text:p>
                <draw:g>
                  <svg:desc>'Raw-Data'.S11:'Raw-Data'.S20</svg:desc>
                </draw:g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